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1e32" officeooo:paragraph-rsid="000d1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table&gt; </text:p>
      <text:p text:style-name="P1"><text:s text:c="2"/>&lt;tr&gt; </text:p>
      <text:p text:style-name="P1"><text:s text:c="4"/>&lt;th&gt;Payment&lt;/th&gt; </text:p>
      <text:p text:style-name="P1"><text:s text:c="4"/>&lt;th&gt;Rewards&lt;/th&gt; </text:p>
      <text:p text:style-name="P1"><text:s text:c="4"/>&lt;/tr&gt; </text:p>
      <text:p text:style-name="P1"><text:s text:c="4"/>&lt;?php if(isset($addpayment)) { foreach($addpayment as $keys=&gt;$values){ ?&gt; </text:p>
      <text:p text:style-name="P1"><text:s text:c="4"/>&lt;tr&gt; </text:p>
      <text:p text:style-name="P1"><text:s text:c="8"/>&lt;td&gt;&lt;?php echo $values['payment']; ?&gt;&lt;/td&gt; </text:p>
      <text:p text:style-name="P1"><text:s text:c="8"/>&lt;td&gt;&lt;?php echo $values['reward_points']; ?&gt;&lt;/td&gt; </text:p>
      <text:p text:style-name="P1"><text:s text:c="4"/>&lt;/tr&gt; </text:p>
      <text:p text:style-name="P1"><text:s text:c="4"/>&lt;?php }}?&gt; </text:p>
      <text:p text:style-name="P1">&lt;/tabl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18:11:08</meta:creation-date>
    <meta:editing-duration>P0D</meta:editing-duration>
    <meta:editing-cycles>2</meta:editing-cycles>
    <meta:generator>LibreOffice/4.0.2.2$Linux_x86 LibreOffice_project/400m0$Build-2</meta:generator>
    <meta:initial-creator>Capsone-System1 </meta:initial-creator>
    <dc:date>2013-10-19T18:11:38</dc:date>
    <dc:creator>Capsone-System1 </dc:creator>
    <meta:document-statistic meta:table-count="0" meta:image-count="0" meta:object-count="0" meta:page-count="1" meta:paragraph-count="12" meta:word-count="25" meta:character-count="296" meta:non-whitespace-character-count="225"/>
  </office:meta>
</office:document-meta>
</file>